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e42b" officeooo:paragraph-rsid="0003e42b" style:font-weight-asian="bold" style:font-weight-complex="bold"/>
    </style:style>
    <style:style style:name="P2" style:family="paragraph" style:parent-style-name="Standard">
      <style:text-properties officeooo:rsid="0005a4c3" officeooo:paragraph-rsid="0005a4c3"/>
    </style:style>
    <style:style style:name="P3" style:family="paragraph" style:parent-style-name="Standard">
      <style:text-properties officeooo:rsid="00066e96" officeooo:paragraph-rsid="0008161f"/>
    </style:style>
    <style:style style:name="P4" style:family="paragraph" style:parent-style-name="Standard">
      <style:text-properties officeooo:rsid="00082506" officeooo:paragraph-rsid="00082506"/>
    </style:style>
    <style:style style:name="P5" style:family="paragraph" style:parent-style-name="Standard">
      <style:text-properties officeooo:rsid="00094315" officeooo:paragraph-rsid="00094315"/>
    </style:style>
    <style:style style:name="P6" style:family="paragraph" style:parent-style-name="Standard">
      <style:text-properties officeooo:paragraph-rsid="000a4a4e"/>
    </style:style>
    <style:style style:name="P7" style:family="paragraph" style:parent-style-name="Standard" style:list-style-name="L1">
      <style:text-properties officeooo:rsid="0003e42b" officeooo:paragraph-rsid="0003e42b"/>
    </style:style>
    <style:style style:name="P8" style:family="paragraph" style:parent-style-name="Standard" style:list-style-name="L2">
      <style:text-properties officeooo:rsid="00066e96" officeooo:paragraph-rsid="0008161f"/>
    </style:style>
    <style:style style:name="P9" style:family="paragraph" style:parent-style-name="Standard" style:list-style-name="L2">
      <style:text-properties officeooo:rsid="0008161f" officeooo:paragraph-rsid="0008161f"/>
    </style:style>
    <style:style style:name="P10" style:family="paragraph" style:parent-style-name="Standard" style:list-style-name="L2">
      <style:text-properties officeooo:rsid="00082506" officeooo:paragraph-rsid="00082506"/>
    </style:style>
    <style:style style:name="P11" style:family="paragraph" style:parent-style-name="Standard">
      <style:text-properties officeooo:rsid="00082506" officeooo:paragraph-rsid="0010dd30"/>
    </style:style>
    <style:style style:name="P12" style:family="paragraph" style:parent-style-name="Standard" style:list-style-name="L2">
      <style:text-properties officeooo:rsid="00094315" officeooo:paragraph-rsid="00094315"/>
    </style:style>
    <style:style style:name="P13" style:family="paragraph" style:parent-style-name="Standard">
      <style:text-properties officeooo:rsid="00094315" officeooo:paragraph-rsid="0009edac"/>
    </style:style>
    <style:style style:name="P14" style:family="paragraph" style:parent-style-name="Standard" style:list-style-name="L2">
      <style:text-properties officeooo:rsid="0009edac" officeooo:paragraph-rsid="0009edac"/>
    </style:style>
    <style:style style:name="P15" style:family="paragraph" style:parent-style-name="Standard">
      <style:text-properties officeooo:rsid="0009edac" officeooo:paragraph-rsid="0009edac"/>
    </style:style>
    <style:style style:name="P16" style:family="paragraph" style:parent-style-name="Standard">
      <style:text-properties officeooo:rsid="0009edac" officeooo:paragraph-rsid="000a4a4e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a4a4e" officeooo:paragraph-rsid="000a4a4e" style:font-weight-asian="bold" style:font-weight-complex="bold"/>
    </style:style>
    <style:style style:name="P18" style:family="paragraph" style:parent-style-name="Standard">
      <style:text-properties officeooo:rsid="000d7663" officeooo:paragraph-rsid="000d7663"/>
    </style:style>
    <style:style style:name="P19" style:family="paragraph" style:parent-style-name="Standard">
      <style:paragraph-properties fo:text-align="center" style:justify-single-word="false"/>
      <style:text-properties officeooo:paragraph-rsid="0026d6c8"/>
    </style:style>
    <style:style style:name="P20" style:family="paragraph" style:parent-style-name="Standard">
      <style:paragraph-properties fo:text-align="start" style:justify-single-word="false"/>
      <style:text-properties officeooo:paragraph-rsid="000a4a4e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0e01ad" officeooo:paragraph-rsid="000e01ad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0e01ad" officeooo:paragraph-rsid="00164078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0e01ad" officeooo:paragraph-rsid="0016b28b"/>
    </style:style>
    <style:style style:name="P24" style:family="paragraph" style:parent-style-name="Standard">
      <style:paragraph-properties fo:text-align="start" style:justify-single-word="false"/>
      <style:text-properties officeooo:rsid="000e01ad" officeooo:paragraph-rsid="000e01ad"/>
    </style:style>
    <style:style style:name="P25" style:family="paragraph" style:parent-style-name="Standard">
      <style:paragraph-properties fo:text-align="start" style:justify-single-word="false"/>
      <style:text-properties officeooo:rsid="000e01ad" officeooo:paragraph-rsid="00164078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0f9d5f" officeooo:paragraph-rsid="000f9d5f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10dd30" officeooo:paragraph-rsid="0010dd30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10dd30" officeooo:paragraph-rsid="001978aa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10dd30" officeooo:paragraph-rsid="00249543"/>
    </style:style>
    <style:style style:name="P30" style:family="paragraph" style:parent-style-name="Standard">
      <style:paragraph-properties fo:text-align="start" style:justify-single-word="false"/>
      <style:text-properties officeooo:rsid="0010dd30" officeooo:paragraph-rsid="0010dd30"/>
    </style:style>
    <style:style style:name="P31" style:family="paragraph" style:parent-style-name="Standard">
      <style:paragraph-properties fo:text-align="start" style:justify-single-word="false"/>
      <style:text-properties officeooo:rsid="0010dd30" officeooo:paragraph-rsid="00118273"/>
    </style:style>
    <style:style style:name="P32" style:family="paragraph" style:parent-style-name="Standard">
      <style:paragraph-properties fo:text-align="start" style:justify-single-word="false"/>
      <style:text-properties officeooo:rsid="0010dd30" officeooo:paragraph-rsid="001978aa"/>
    </style:style>
    <style:style style:name="P33" style:family="paragraph" style:parent-style-name="Standard">
      <style:paragraph-properties fo:text-align="start" style:justify-single-word="false"/>
      <style:text-properties officeooo:rsid="0010dd30" officeooo:paragraph-rsid="001b6599"/>
    </style:style>
    <style:style style:name="P34" style:family="paragraph" style:parent-style-name="Standard">
      <style:paragraph-properties fo:text-align="start" style:justify-single-word="false"/>
      <style:text-properties officeooo:rsid="0010dd30" officeooo:paragraph-rsid="00249543"/>
    </style:style>
    <style:style style:name="P35" style:family="paragraph" style:parent-style-name="Standard">
      <style:text-properties officeooo:rsid="0010dd30" officeooo:paragraph-rsid="001978aa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15f333" officeooo:paragraph-rsid="0015f333"/>
    </style:style>
    <style:style style:name="P37" style:family="paragraph" style:parent-style-name="Standard">
      <style:text-properties officeooo:paragraph-rsid="000a4a4e"/>
    </style:style>
    <style:style style:name="P38" style:family="paragraph" style:parent-style-name="Standard" style:list-style-name="L3">
      <style:text-properties officeooo:rsid="001978aa" officeooo:paragraph-rsid="001978aa"/>
    </style:style>
    <style:style style:name="P39" style:family="paragraph" style:parent-style-name="Standard">
      <style:text-properties officeooo:rsid="001978aa" officeooo:paragraph-rsid="001978aa"/>
    </style:style>
    <style:style style:name="P40" style:family="paragraph" style:parent-style-name="Standard">
      <style:text-properties officeooo:paragraph-rsid="00249543"/>
    </style:style>
    <style:style style:name="P41" style:family="paragraph" style:parent-style-name="Standard">
      <style:text-properties officeooo:paragraph-rsid="0026d6c8"/>
    </style:style>
    <style:style style:name="T1" style:family="text">
      <style:text-properties officeooo:rsid="00082506"/>
    </style:style>
    <style:style style:name="T2" style:family="text">
      <style:text-properties officeooo:rsid="000943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a4e" style:font-weight-asian="bold" style:font-weight-complex="bold"/>
    </style:style>
    <style:style style:name="T5" style:family="text">
      <style:text-properties fo:font-weight="bold" officeooo:rsid="00118273" style:font-weight-asian="bold" style:font-weight-complex="bold"/>
    </style:style>
    <style:style style:name="T6" style:family="text">
      <style:text-properties fo:font-weight="bold" officeooo:rsid="001978aa" style:font-weight-asian="bold" style:font-weight-complex="bold"/>
    </style:style>
    <style:style style:name="T7" style:family="text">
      <style:text-properties fo:font-weight="bold" officeooo:rsid="00249543" style:font-weight-asian="bold" style:font-weight-complex="bold"/>
    </style:style>
    <style:style style:name="T8" style:family="text">
      <style:text-properties fo:font-weight="bold" officeooo:rsid="0010dd30" style:font-weight-asian="bold" style:font-weight-complex="bold"/>
    </style:style>
    <style:style style:name="T9" style:family="text">
      <style:text-properties officeooo:rsid="0009edac"/>
    </style:style>
    <style:style style:name="T10" style:family="text">
      <style:text-properties officeooo:rsid="000f9d5f"/>
    </style:style>
    <style:style style:name="T11" style:family="text">
      <style:text-properties officeooo:rsid="0010dd30"/>
    </style:style>
    <style:style style:name="T12" style:family="text">
      <style:text-properties officeooo:rsid="00118273"/>
    </style:style>
    <style:style style:name="T13" style:family="text">
      <style:text-properties officeooo:rsid="00121282"/>
    </style:style>
    <style:style style:name="T14" style:family="text">
      <style:text-properties officeooo:rsid="0012b074"/>
    </style:style>
    <style:style style:name="T15" style:family="text">
      <style:text-properties officeooo:rsid="00164078"/>
    </style:style>
    <style:style style:name="T16" style:family="text">
      <style:text-properties officeooo:rsid="0016b28b"/>
    </style:style>
    <style:style style:name="T17" style:family="text">
      <style:text-properties officeooo:rsid="001978aa"/>
    </style:style>
    <style:style style:name="T18" style:family="text">
      <style:text-properties officeooo:rsid="001b6599"/>
    </style:style>
    <style:style style:name="T19" style:family="text">
      <style:text-properties officeooo:rsid="001dcaf2"/>
    </style:style>
    <style:style style:name="T20" style:family="text">
      <style:text-properties officeooo:rsid="001f2bb5"/>
    </style:style>
    <style:style style:name="T21" style:family="text">
      <style:text-properties officeooo:rsid="00249543"/>
    </style:style>
    <style:style style:name="T22" style:family="text">
      <style:text-properties fo:font-weight="normal" officeooo:rsid="00249543" style:font-weight-asian="normal" style:font-weight-complex="normal"/>
    </style:style>
    <style:style style:name="T23" style:family="text">
      <style:text-properties fo:font-weight="normal" officeooo:rsid="0011827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ef Design(Q1)</text:p>
      <text:list xml:id="list2394676266" text:style-name="L1">
        <text:list-item>
          <text:p text:style-name="P7">shell.c is a program to emulate the unix terminal and it’s </text:p>
        </text:list-item>
      </text:list>
      <text:p text:style-name="P2">command sets along with the shared memory and tcp functionalities as specified in the <text:span text:style-name="T13">problem statement</text:span>.</text:p>
      <text:p text:style-name="P2"/>
      <text:p text:style-name="P2">The basic design is as follows:</text:p>
      <text:list xml:id="list3184328307" text:style-name="L2">
        <text:list-item>
          <text:p text:style-name="P8">The set of commands are taken from STDIN line by line.</text:p>
          <text:p text:style-name="P8"/>
        </text:list-item>
        <text:list-item>
          <text:p text:style-name="P9">Each set of command taken from SDTIN as a line is parsed(inserted in a pipeline which is a linked list of individual commands), executed and freed. This cycle continues in an infinite loop until the use presses ctrl+c.</text:p>
        </text:list-item>
      </text:list>
      <text:p text:style-name="P3"><text:tab/><text:span text:style-name="T1">The excerpt of code which performs above is as follows:</text:span></text:p>
      <text:p text:style-name="P3"><text:tab/>for(;;)</text:p>
      <text:p text:style-name="P3"><text:s text:c="4"/><text:tab/>{</text:p>
      <text:p text:style-name="P3"><text:s text:c="4"/><text:tab/> <text:s text:c="3"/>printf("SinghCoder&gt; ");</text:p>
      <text:p text:style-name="P3"><text:s text:c="3"/><text:tab/> <text:s text:c="3"/>getline(&amp;input, &amp;size, stdin);</text:p>
      <text:p text:style-name="P3"/>
      <text:p text:style-name="P3"><text:s text:c="8"/><text:tab/> <text:s text:c="3"/>if(!input || !strcmp(input, "\n")) continue;</text:p>
      <text:p text:style-name="P3"><text:s text:c="16"/>create_pipeline(input, &amp;pipeline);</text:p>
      <text:p text:style-name="P3"><text:s text:c="16"/>execute_commands(&amp;pipeline);</text:p>
      <text:p text:style-name="P3"><text:s text:c="16"/>remove_commands(&amp;pipeline);</text:p>
      <text:p text:style-name="P3"><text:s text:c="12"/>}</text:p>
      <text:p text:style-name="P3"/>
      <text:list xml:id="list211541570376283" text:continue-numbering="true" text:style-name="L2">
        <text:list-item>
          <text:p text:style-name="P10">The function create_pipeline(input , &amp;pipeline) takes the input (set of commands) splits the commands separated by pipelines and stores it in a linked list.</text:p>
        </text:list-item>
      </text:list>
      <text:p text:style-name="P4"><text:s text:c="5"/>Eg:</text:p>
      <text:p text:style-name="P4"><text:tab/>for the set of commands wc <text:span text:style-name="T2">&lt; input.txt</text:span> | wc &gt; output.txt</text:p>
      <text:p text:style-name="P4"><text:tab/>the <text:span text:style-name="T14">pipeline</text:span> created would be as follows</text:p>
      <text:p text:style-name="P11"><text:tab/>node_1 : command<text:span text:style-name="T11">(argv[0])</text:span>: wc</text:p>
      <text:p text:style-name="P4"><text:tab/><text:tab/> <text:s text:c="2"/><text:span text:style-name="T2">input redirection: true</text:span></text:p>
      <text:p text:style-name="P4"><text:tab/><text:tab/> <text:s text:c="2"/><text:span text:style-name="T2">input file: input.txt</text:span></text:p>
      <text:p text:style-name="P11"><text:tab/>node_<text:span text:style-name="T2">2</text:span>: command:<text:span text:style-name="T11">(argv[0])</text:span> wc</text:p>
      <text:p text:style-name="P4"><text:tab/><text:tab/> <text:s/>output redirection: true</text:p>
      <text:p text:style-name="P4"><text:tab/> <text:s text:c="13"/>output file: output.txt<text:tab/></text:p>
      <text:list xml:id="list211542295606933" text:continue-numbering="true" text:style-name="L2">
        <text:list-item>
          <text:p text:style-name="P12">The execute_commands(&amp;pipeline) takes this linked list of commands and creates <text:s/>an array of pipes which is one less than the number of commads.</text:p>
          <text:p text:style-name="P14">When the commands are as follows</text:p>
        </text:list-item>
      </text:list>
      <text:p text:style-name="P5"><text:s text:c="6"/>command_1 | command_2 | command_3</text:p>
      <text:p text:style-name="P13"><text:s text:c="7"/><text:span text:style-name="T9">The function iterates over the commands picking one command, attatching the <text:s text:c="43"/><text:tab/>respective read, write ends in the pipe, forking a child and executing the command in that <text:s text:c="14"/><text:tab/>child. If the command has an input and/or output redirection, it opens the respective files and <text:tab/>attatches the file descriptors before excuting the command.</text:span></text:p>
      <text:p text:style-name="P18">Eg:</text:p>
      <text:p text:style-name="P18"><text:tab/>command_1 | command_2 | command_3</text:p>
      <text:p text:style-name="P18">pipe_1</text:p>
      <text:p text:style-name="P18">pipe_2</text:p>
      <text:p text:style-name="P18"/>
      <text:p text:style-name="P18">command_1 | -&gt; connect STDOUT of command_1 to write end of pipe_1 , <text:span text:style-name="T14">forks and </text:span>execute <text:tab/><text:tab/><text:tab/> <text:s text:c="2"/>command_1</text:p>
      <text:p text:style-name="P18">| command_2 | -&gt; connect STDIN of command_2 to read end of pipe_1, connect STDOUT of <text:tab/><text:tab/><text:tab/> <text:s text:c="4"/>command_2 to write end of pipe_2 , <text:span text:style-name="T14">forks </text:span>and execute command_2.</text:p>
      <text:p text:style-name="P18"><text:soft-page-break/>| command_3 -&gt; connect STDIN of command_3 to read end of pipe_2, <text:span text:style-name="T14">forks</text:span> and execute <text:tab/><text:tab/><text:tab/> <text:s text:c="3"/>command_3.</text:p>
      <text:p text:style-name="P18"/>
      <text:p text:style-name="P15">This is the cycle in which the set of commands are executed to emulate the terminal.</text:p>
      <text:p text:style-name="P15"><text:s/></text:p>
      <text:p text:style-name="P16">For the tcp and shm functionalities please read the subsequent pages 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SHM <text:s/>Functionality:</text:p>
      <text:p text:style-name="P6"/>
      <text:list xml:id="list666761201" text:style-name="L3">
        <text:list-item>
          <text:p text:style-name="P22">The <text:span text:style-name="T15">shmcreate</text:span> functionality is implemented as follows</text:p>
        </text:list-item>
      </text:list>
      <text:p text:style-name="P25"><text:tab/>The <text:span text:style-name="T15">shmcreate 1000 </text:span>is stored in the linked list of pipeline(command as well as <text:tab/>arguments). When the execute_commands(&amp;pipeline) finds <text:span text:style-name="T15">shmcreate </text:span>command, it calls the <text:tab/>function <text:span text:style-name="T15">create_shared_memory</text:span>(<text:span text:style-name="T15">1000</text:span>).</text:p>
      <text:p text:style-name="P25"><text:tab/>The function simply opens a <text:span text:style-name="T15">new shared memory segment</text:span> <text:span text:style-name="T15">of size 1000.</text:span></text:p>
      <text:p text:style-name="P25"><text:tab/><text:span text:style-name="T11">The newly opened shared memory id is added in the array of shared memory id’s.</text:span></text:p>
      <text:p text:style-name="P6"/>
      <text:list xml:id="list211543733495665" text:continue-numbering="true" text:style-name="L3">
        <text:list-item>
          <text:p text:style-name="P23">The <text:span text:style-name="T16">shmls</text:span> functionality is <text:span text:style-name="T10">implemented similarly as above, here the list_shmems() function is called which lists all shared memory segments created by this process.</text:span></text:p>
        </text:list-item>
      </text:list>
      <text:p text:style-name="P6"/>
      <text:list xml:id="list211541626943739" text:continue-numbering="true" text:style-name="L3">
        <text:list-item>
          <text:p text:style-name="P38">The functionality of sending and receiving data from shm works as follows</text:p>
        </text:list-item>
      </text:list>
      <text:p text:style-name="P39"><text:span text:style-name="T11"><text:tab/>Eg: ls &gt; </text:span>shmid<text:span text:style-name="T11"> ; echo hello &gt; </text:span>shmid <text:span text:style-name="T11">; wc &lt; </text:span>shmid <text:span text:style-name="T11">is done as follows:</text:span></text:p>
      <text:list xml:id="list211543101383499" text:continue-numbering="true" text:style-name="L3">
        <text:list-header>
          <text:p text:style-name="P28"><text:span text:style-name="T12">1) <text:s/></text:span><text:span text:style-name="T3">ls &gt; </text:span><text:span text:style-name="T6">shmid</text:span><text:span text:style-name="T3"> :</text:span></text:p>
          <text:p text:style-name="P28">The <text:span text:style-name="T12">pipeline</text:span> of commands for ls &gt; <text:span text:style-name="T17">shmid </text:span>is as follows:</text:p>
          <text:p text:style-name="P28">node_1 : command(argv[0]) : ls</text:p>
        </text:list-header>
      </text:list>
      <text:p text:style-name="P32"><text:s text:c="3"/><text:tab/>node_<text:span text:style-name="T12">2</text:span> : command(argv[0]): ./<text:span text:style-name="T17">shm</text:span></text:p>
      <text:p text:style-name="P32"><text:tab/><text:tab/> <text:s text:c="2"/>sock<text:span text:style-name="T12">et</text:span>(<text:span text:style-name="T12">argv[1]</text:span>): <text:span text:style-name="T17">shmid</text:span></text:p>
      <text:p text:style-name="P32"><text:tab/><text:tab/> <text:s text:c="2"/><text:span text:style-name="T17">SHM_WRITE(argv[2]): 11</text:span></text:p>
      <text:p text:style-name="P32"><text:tab/><text:tab/> <text:s text:c="2"/><text:span text:style-name="T18">OVERWRITE(argv[3]): “OVERWRITE”</text:span></text:p>
      <text:p text:style-name="P32"><text:span text:style-name="T12"><text:tab/> so when execute_commands(&amp;pipeline) is called, first ls is executed whose STDOUT is <text:tab/> directed to write end of pipe_1. Next when ./shm comes, it’s STDIN is set to read end of <text:tab/> pipe_1 and is called as ./shm shmid 11</text:span></text:p>
      <text:p text:style-name="P33"><text:span text:style-name="T12"><text:tab/> shm.c is a program which depending on the argv[2] <text:s/>and argv[3]either reads the data from <text:s text:c="2"/><text:tab/> STDIN and overwrites/appends it on the shared memory segment (argv[1]) or reads the data <text:tab/> from the shared memory segment (argv[1]) and prints it to STDOUT . In this case, the <text:tab/> <text:s/><text:tab/> former is done.</text:span></text:p>
      <text:p text:style-name="P32"/>
      <text:p text:style-name="P32"><text:span text:style-name="T12"><text:tab/>2) <text:s text:c="2"/></text:span><text:span text:style-name="T5">wc &lt; 3</text:span></text:p>
      <text:p text:style-name="P32"><text:span text:style-name="T12"><text:tab/>The pipeline of commands for wc &lt; 3 is as follows:</text:span></text:p>
      <text:p text:style-name="P32"><text:span text:style-name="T12"><text:tab/>node_1: </text:span>command(argv[0]): ./<text:span text:style-name="T19">shm</text:span></text:p>
      <text:p text:style-name="P32"><text:tab/><text:tab/> <text:s text:c="2"/>sock<text:span text:style-name="T12">et</text:span>(<text:span text:style-name="T12">argv[1]</text:span>): <text:span text:style-name="T20">shmid</text:span></text:p>
      <text:p text:style-name="P32"><text:tab/><text:tab/> <text:s text:c="2"/><text:span text:style-name="T12">SOCK_READ(argv[2]): 10</text:span></text:p>
      <text:p text:style-name="P32"><text:tab/><text:span text:style-name="T12">node_2: command(argv[0]): wc</text:span></text:p>
      <text:p text:style-name="P35"><text:tab/><text:span text:style-name="T12">then execute_commands(&amp;pipeline) executes this list in the same way as above by <text:tab/>connecting the appropriate streams to the respective pipes and this time ./shm reads the data <text:tab/>from the shared memory segement(argv[1]) and prints it to STDOUT <text:s/>which is piped to <text:tab/>wc.</text:span></text:p>
      <text:p text:style-name="P6"/>
      <text:p text:style-name="P6"><text:tab/><text:span text:style-name="T21">3)</text:span><text:span text:style-name="T7">ls &gt;&gt; shmid:</text:span></text:p>
      <text:p text:style-name="P40"><text:span text:style-name="T7"><text:tab/></text:span><text:span text:style-name="T8">The </text:span><text:span text:style-name="T5">pipeline</text:span><text:span text:style-name="T8"> of commands for ls &gt; </text:span><text:span text:style-name="T6">shmid </text:span><text:span text:style-name="T8">is as follows:</text:span></text:p>
      <text:list xml:id="list211542997906881" text:continue-numbering="true" text:style-name="L3">
        <text:list-header>
          <text:p text:style-name="P29">node_1 : command(argv[0]) : ls</text:p>
        </text:list-header>
      </text:list>
      <text:p text:style-name="P34"><text:s text:c="3"/><text:tab/>node_<text:span text:style-name="T12">2</text:span> : command(argv[0]): ./<text:span text:style-name="T17">shm</text:span></text:p>
      <text:p text:style-name="P34"><text:tab/><text:tab/> <text:s text:c="2"/>sock<text:span text:style-name="T12">et</text:span>(<text:span text:style-name="T12">argv[1]</text:span>): <text:span text:style-name="T17">shmid</text:span></text:p>
      <text:p text:style-name="P34"><text:tab/><text:tab/> <text:s text:c="2"/><text:span text:style-name="T17">SHM_WRITE(argv[2]): 11</text:span></text:p>
      <text:p text:style-name="P34"><text:tab/><text:tab/> <text:s text:c="2"/><text:span text:style-name="T21">APPEND(argv[3]): “APPEND”</text:span></text:p>
      <text:p text:style-name="P34"><text:span text:style-name="T12"><text:tab/> so when execute_commands(&amp;pipeline) is called, first ls is executed whose STDOUT is <text:tab/> directed to write end of pipe_1. Next when ./shm comes, it’s STDIN is set to read end of <text:tab/> pipe_1 and is called as ./shm shmid 11</text:span></text:p>
      <text:p text:style-name="P41"><text:span text:style-name="T23"><text:tab/> shm.c reads the data from STDIN and appends it on the shared memory segment <text:tab/>(argv[1]). </text:span></text:p>
      <text:p text:style-name="P41"><text:span text:style-name="T23"/></text:p>
      <text:p text:style-name="P19"><text:soft-page-break/><text:span text:style-name="T4">TCP Functionality</text:span> <text:s/></text:p>
      <text:p text:style-name="P20"/>
      <text:list xml:id="list211541769508252" text:continue-numbering="true" text:style-name="L3">
        <text:list-item>
          <text:p text:style-name="P21">The tcpcreate functionality is implemented as follows</text:p>
        </text:list-item>
      </text:list>
      <text:p text:style-name="P24"><text:tab/>The tcpcreate 127.0.0.1 12345 is stored in the linked list of pipeline(command as well as <text:tab/>arguments). When the execute_commands(&amp;pipeline) finds tcpcreate command, it calls the <text:tab/>function create_tcp_coxn(127.0.0.1 , 12345).</text:p>
      <text:p text:style-name="P24"><text:tab/>The function simply opens a socket <text:s/>and connects it <text:s/>to IP-127.0.0.1 ; PORT-12345</text:p>
      <text:p text:style-name="P24"><text:tab/><text:span text:style-name="T11">The newly opened sock fd is added in the array of open tcp sock fds.</text:span></text:p>
      <text:p text:style-name="P24"/>
      <text:list xml:id="list211542091743122" text:continue-numbering="true" text:style-name="L3">
        <text:list-item>
          <text:p text:style-name="P21">The tcpls functionality is <text:span text:style-name="T10">implemented similarly as above, here the list_tcp_coxns() function is called which lists all open tcp connections.</text:span></text:p>
        </text:list-item>
      </text:list>
      <text:p text:style-name="P24"/>
      <text:list xml:id="list211541767825354" text:continue-numbering="true" text:style-name="L3">
        <text:list-item>
          <text:p text:style-name="P26"><text:span text:style-name="T11">T</text:span>he <text:span text:style-name="T11">functionality of sending and receiving a message to and from the tcp connection </text:span></text:p>
          <text:p text:style-name="P27">Eg: ls &gt; 3 ; echo hello &gt; 3 ; wc &lt; 3 is done as follows:</text:p>
          <text:p text:style-name="P27"><text:span text:style-name="T12">1) <text:s/></text:span><text:span text:style-name="T3">ls &gt; 3 :</text:span></text:p>
          <text:p text:style-name="P27">The <text:span text:style-name="T12">pipeline</text:span> of commands for ls &gt; 3 is as follows:</text:p>
          <text:p text:style-name="P27">node_1 : command(argv[0]) : ls</text:p>
        </text:list-item>
      </text:list>
      <text:p text:style-name="P30"><text:s text:c="3"/><text:tab/>node_<text:span text:style-name="T12">2</text:span> : command(argv[0]): ./tcp_client</text:p>
      <text:p text:style-name="P30"><text:tab/><text:tab/> <text:s text:c="2"/>sock<text:span text:style-name="T12">et</text:span>(<text:span text:style-name="T12">argv[1]</text:span>): <text:span text:style-name="T12">3</text:span></text:p>
      <text:p text:style-name="P31"><text:tab/><text:tab/> <text:s text:c="2"/><text:span text:style-name="T12">SOCK_WRITE(argv[2]): 11</text:span></text:p>
      <text:p text:style-name="P31"><text:span text:style-name="T12"><text:tab/> so when execute_commands(&amp;pipeline) is called, first ls is executed whose STDOUT is <text:tab/> directed to write end of pipe_1. Next when ./tcp_client comes, it’s STDIN is set to read end <text:tab/> of pipe_1 and is called as ./tcp_client 3 11</text:span></text:p>
      <text:p text:style-name="P31"><text:span text:style-name="T12"><text:tab/> tcp_client() is a program which depending on the argv[2] either reads the data from STDIN <text:tab/> and sends it on the socket(argv[1]) or receives the data from the socket(argv[1]) and prints it <text:s/><text:tab/> to STDOUT . In this case, the former is done.</text:span></text:p>
      <text:p text:style-name="P31"/>
      <text:p text:style-name="P31"><text:span text:style-name="T12"><text:tab/>2) <text:s text:c="2"/></text:span><text:span text:style-name="T5">wc &lt; 3</text:span></text:p>
      <text:p text:style-name="P31"><text:span text:style-name="T12"><text:tab/>The pipeline of commands for wc &lt; 3 is as follows:</text:span></text:p>
      <text:p text:style-name="P31"><text:span text:style-name="T12"><text:tab/>node_1: </text:span>command(argv[0]): ./tcp_client</text:p>
      <text:p text:style-name="P31"><text:tab/><text:tab/> <text:s text:c="2"/>sock<text:span text:style-name="T12">et</text:span>(<text:span text:style-name="T12">argv[1]</text:span>): <text:span text:style-name="T12">3</text:span></text:p>
      <text:p text:style-name="P31"><text:tab/><text:tab/> <text:s text:c="2"/><text:span text:style-name="T12">SOCK_READ(argv[2]): 10</text:span></text:p>
      <text:p text:style-name="P31"><text:tab/><text:span text:style-name="T12">node_2: command(argv[0]): wc</text:span></text:p>
      <text:p text:style-name="P31"><text:tab/><text:span text:style-name="T12">then execute_commands(&amp;pipeline) executes this list in the same way as above by <text:tab/>connecting the appropriate streams to the respective pipes and this time tcp_client recieves <text:tab/>the data from the socket(argv[1]) and prints it to STDOUT <text:s/>which is piped to wc.</text:span></text:p>
      <text:list xml:id="list4224882391" text:style-name="L4">
        <text:list-header>
          <text:p text:style-name="P36"/>
        </text:list-header>
        <text:list-item>
          <text:p text:style-name="P36">, ls &gt; 3 and ls &gt;&gt;3 both are same. <text:s/></text:p>
        </text:list-item>
      </text:list>
      <text:p text:style-name="P31"><text:span text:style-name="T12"><text:s/></text:span></text:p>
      <text:p text:style-name="P30"><text:s text:c="3"/><text:tab/><text:tab/> <text:s text:c="2"/></text:p>
      <text:list xml:id="list211541639441138" text:continue-list="list211541767825354" text:style-name="L3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35:15.050044792</meta:creation-date>
    <dc:date>2020-03-22T21:15:20.601669249</dc:date>
    <meta:editing-duration>PT1H57M2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4" meta:paragraph-count="101" meta:word-count="1058" meta:character-count="6760" meta:non-whitespace-character-count="5418"/>
  </office:meta>
</office:document-meta>
</file>